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8700000029C32E9E21DD498871.gif" manifest:media-type="image/gif"/>
  <manifest:file-entry manifest:full-path="Pictures/10000200000000580000002AD6D189198E67DE7D.gif" manifest:media-type="image/gif"/>
  <manifest:file-entry manifest:full-path="Pictures/100002000000003A000000266A72A536072BD579.gif" manifest:media-type="image/gif"/>
  <manifest:file-entry manifest:full-path="Pictures/100002000000008E00000028ECE33C0102D59F21.gif" manifest:media-type="image/gif"/>
  <manifest:file-entry manifest:full-path="Pictures/10000200000000D30000001180ED6AEACEE9A69D.gif" manifest:media-type="image/gif"/>
  <manifest:file-entry manifest:full-path="Pictures/10000200000000580000002AA44CB78D5969C3E7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size="16pt" fo:font-weight="bold" officeooo:paragraph-rsid="00044f74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044f74"/>
    </style:style>
    <style:style style:name="P3" style:family="paragraph" style:parent-style-name="Standard">
      <style:text-properties fo:font-size="14pt" fo:font-weight="bold" officeooo:paragraph-rsid="00044f7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44f74" officeooo:paragraph-rsid="00044f74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44f74" officeooo:paragraph-rsid="00044f74"/>
    </style:style>
    <style:style style:name="P6" style:family="paragraph" style:parent-style-name="Text_20_body">
      <style:text-properties fo:font-size="14pt" fo:font-weight="bold" officeooo:paragraph-rsid="00044f74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paragraph-rsid="00044f7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4f74"/>
    </style:style>
    <style:style style:name="T3" style:family="text">
      <style:text-properties fo:font-weight="bold" officeooo:rsid="00044f74" style:font-weight-asian="bold" style:font-weight-complex="bold"/>
    </style:style>
    <style:style style:name="T4" style:family="text">
      <style:text-properties officeooo:rsid="00281414"/>
    </style:style>
    <style:style style:name="T5" style:family="text">
      <style:text-properties officeooo:rsid="002cabe3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Équations du deuxième degré</text:h>
      <text:p text:style-name="P3"/>
      <text:p text:style-name="P3"><text:span text:style-name="T2">M</text:span>éthode de résolution</text:p>
      <text:p text:style-name="P3"/>
      <text:p text:style-name="P7">Pour résoudre une équation de la forme ax²+bx+c=0 on utilisera la méthode suivante :<text:line-break/></text:p>
      <text:p text:style-name="P7"><text:span text:style-name="Strong_20_Emphasis">1.</text:span> On calcule le nombre <text:span text:style-name="Strong_20_Emphasis">Δ=b²-4ac</text:span>.<text:line-break/><text:span text:style-name="Strong_20_Emphasis">2.</text:span> On regarde le signe de delta.<text:line-break/>- Si Δ&lt;0, l'équation n'a pas de solution. <text:line-break/>- Si Δ=0, l'équation possède une solution que l'on calcule avec la formule <draw:frame draw:style-name="fr1" draw:name="Image16" text:anchor-type="as-char" svg:width="1.189cm" svg:height="0.778cm" draw:z-index="3"><draw:image xlink:href="Pictures/100002000000003A000000266A72A536072BD579.gif" xlink:type="simple" xlink:show="embed" xlink:actuate="onLoad" loext:mime-type="image/gif"/><svg:title>delta nul solution unique</svg:title></draw:frame>.<text:line-break/>- Si Δ&gt;0, l'équation possède deux solutions que l'on calcule avec les formules</text:p>
      <text:p text:style-name="P7"><text:s/><draw:frame draw:style-name="fr1" draw:name="Image17" text:anchor-type="as-char" svg:width="1.803cm" svg:height="0.861cm" draw:z-index="4"><draw:image xlink:href="Pictures/10000200000000580000002AA44CB78D5969C3E7.gif" xlink:type="simple" xlink:show="embed" xlink:actuate="onLoad" loext:mime-type="image/gif"/><svg:title>solutions équation du deuxième degré</svg:title></draw:frame><text:s/>et <draw:frame draw:style-name="fr1" draw:name="Image18" text:anchor-type="as-char" svg:width="1.803cm" svg:height="0.861cm" draw:z-index="5"><draw:image xlink:href="Pictures/10000200000000580000002AD6D189198E67DE7D.gif" xlink:type="simple" xlink:show="embed" xlink:actuate="onLoad" loext:mime-type="image/gif"/><svg:title>solutions équation du deuxième degré</svg:title></draw:frame>.</text:p>
      <text:p text:style-name="P7"/>
      <text:p text:style-name="P6">Exemple</text:p>
      <text:p text:style-name="P7">Pour l'équation <text:span text:style-name="T1">-2x²+3x+4=0</text:span> : <text:line-break/><text:line-break/><text:span text:style-name="Strong_20_Emphasis">1.</text:span> On calcule delta. <draw:frame draw:style-name="fr1" draw:name="Image19" text:anchor-type="as-char" svg:width="4.322cm" svg:height="0.347cm" draw:z-index="0"><draw:image xlink:href="Pictures/10000200000000D30000001180ED6AEACEE9A69D.gif" xlink:type="simple" xlink:show="embed" xlink:actuate="onLoad" loext:mime-type="image/gif"/><svg:title>équation du deuxième degré</svg:title></draw:frame>.<text:line-break/><text:span text:style-name="Strong_20_Emphasis">2.</text:span> <text:s/><text:span text:style-name="T2">D</text:span>elta est positif.</text:p>
      <text:p text:style-name="P7"><text:span text:style-name="T3">3.</text:span><text:span text:style-name="T2"> I</text:span>l y a deux solutions : <draw:frame draw:style-name="fr1" draw:name="Image20" text:anchor-type="as-char" svg:width="2.766cm" svg:height="0.84cm" draw:z-index="1"><draw:image xlink:href="Pictures/100002000000008700000029C32E9E21DD498871.gif" xlink:type="simple" xlink:show="embed" xlink:actuate="onLoad" loext:mime-type="image/gif"/><svg:title>équation du deuxième degré</svg:title></draw:frame><text:s/>et <draw:frame draw:style-name="fr1" draw:name="Image21" text:anchor-type="as-char" svg:width="2.909cm" svg:height="0.82cm" draw:z-index="2"><draw:image xlink:href="Pictures/100002000000008E00000028ECE33C0102D59F21.gif" xlink:type="simple" xlink:show="embed" xlink:actuate="onLoad" loext:mime-type="image/gif"/><svg:title>équation du deuxième degré</svg:title></draw:frame>.</text:p>
      <text:p text:style-name="P7"/>
      <text:p text:style-name="P4">Exercices</text:p>
      <text:p text:style-name="P2"/>
      <text:p text:style-name="P2"><text:span text:style-name="Strong_20_Emphasis">Exercice 1</text:span><text:line-break/>Pour <text:span text:style-name="T4">connaître</text:span> le nombre de solutions d'une équation du deuxième degré on doit calculer delta.<text:line-break/>Quelle est la formule de delta?</text:p>
      <text:p text:style-name="P2"/>
      <text:p text:style-name="P2"><text:span text:style-name="Strong_20_Emphasis">Exercice 2</text:span><text:line-break/>On souhaite calculer delta pour <text:span text:style-name="T5">connaître</text:span> le nombre de solutions de l'équation 2x²-x-5=0.<text:line-break/>Quels sont les nombres a, b et c que l'on doit utiliser?</text:p>
      <text:p text:style-name="P2"/>
      <text:p text:style-name="P2"><text:span text:style-name="Strong_20_Emphasis">Exercice 3</text:span><text:line-break/><text:span text:style-name="T2">Résoudre les équations suivantes</text:span> </text:p>
      <text:p text:style-name="P2"/>
      <text:p text:style-name="P2">2x²-x-5=0</text:p>
      <text:p text:style-name="P2">-x²-x+1=0</text:p>
      <text:p text:style-name="P2">x²+4x+4=0</text:p>
      <text:p text:style-name="P2">x²=x+1</text:p>
      <text:p text:style-name="P5">x<text:span text:style-name="T6">2</text:span><text:span text:style-name="T7">-7x+2=0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04:26.002372613</meta:creation-date>
    <dc:date>2019-09-24T15:12:46.165048944</dc:date>
    <meta:editing-duration>PT8M20S</meta:editing-duration>
    <meta:editing-cycles>1</meta:editing-cycles>
    <meta:document-statistic meta:table-count="0" meta:image-count="6" meta:object-count="0" meta:page-count="1" meta:paragraph-count="17" meta:word-count="172" meta:character-count="909" meta:non-whitespace-character-count="761"/>
    <meta:generator>LibreOffice/6.0.7.3$Linux_X86_64 LibreOffice_project/00m0$Build-3</meta:generator>
  </office:meta>
</office:document-meta>
</file>